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B6000001B66EAD3A91.png"/>
  <manifest:file-entry manifest:media-type="image/png" manifest:full-path="Pictures/10000201000000A0000000A0AA6CD53B.png"/>
  <manifest:file-entry manifest:media-type="image/png" manifest:full-path="Pictures/10000201000000A0000000A00CFE48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7cm" fo:min-width="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6cm" fo:min-width="3.19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6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cm" svg:height="2.117cm" svg:x="4.607cm" svg:y="7.883cm">
          <draw:text-box>
            <text:p>MANV-Connector</text:p>
          </draw:text-box>
        </draw:frame>
        <draw:g draw:id="id1">
          <draw:frame draw:style-name="gr2" draw:layer="layout" svg:width="5.693cm" svg:height="1.866cm" svg:x="21.607cm" svg:y="8.134cm">
            <draw:text-box>
              <text:p>ZigBit USB-Stick</text:p>
            </draw:text-box>
          </draw:frame>
          <draw:frame draw:style-name="gr3" draw:text-style-name="P1" draw:layer="layout" svg:width="3.518cm" svg:height="3.348cm" svg:x="21.758cm" svg:y="5.166cm">
            <draw:image xlink:href="Pictures/10000201000000A0000000A0AA6CD53B.png" xlink:type="simple" xlink:show="embed" xlink:actuate="onLoad">
              <text:p/>
            </draw:image>
          </draw:frame>
        </draw:g>
        <draw:frame draw:style-name="gr4" draw:layer="layout" svg:width="6.256cm" svg:height="1.536cm" svg:x="13.607cm" svg:y="8cm">
          <draw:text-box>
            <text:p>Serial2Socket.py</text:p>
          </draw:text-box>
        </draw:frame>
        <draw:frame draw:style-name="gr5" draw:layer="layout" svg:width="3.635cm" svg:height="0.962cm" svg:x="17.5cm" svg:y="11.038cm">
          <draw:text-box>
            <text:p>USB-Serial</text:p>
          </draw:text-box>
        </draw:frame>
        <draw:frame draw:style-name="gr6" draw:layer="layout" svg:width="5.569cm" svg:height="0.962cm" svg:x="8.538cm" svg:y="1.538cm">
          <draw:text-box>
            <text:p>Socketverbindung</text:p>
          </draw:text-box>
        </draw:frame>
        <draw:connector draw:style-name="gr7" draw:text-style-name="P1" draw:layer="layout" svg:x1="10.607cm" svg:y1="7.5cm" svg:x2="15.035cm" svg:y2="6.701cm" svg:d="m10607 7500h2214v-799h2214">
          <text:p/>
        </draw:connector>
        <draw:frame draw:style-name="gr5" draw:layer="layout" svg:width="2.225cm" svg:height="1.673cm" svg:x="3.107cm" svg:y="11.327cm">
          <draw:text-box>
            <text:p>Corba</text:p>
            <text:p/>
          </draw:text-box>
        </draw:frame>
        <draw:connector draw:style-name="gr7" draw:text-style-name="P1" draw:layer="layout" svg:x1="17.245cm" svg:y1="6.692cm" svg:x2="21.607cm" svg:y2="7.583cm" draw:end-shape="id1" svg:d="m17245 6692h1931v891h2431">
          <text:p/>
        </draw:connector>
        <draw:frame draw:style-name="gr8" draw:layer="layout" svg:width="2.509cm" svg:height="1cm" svg:x="23.607cm" svg:y="1.5cm">
          <draw:text-box>
            <text:p>ZigBee</text:p>
          </draw:text-box>
        </draw:frame>
        <draw:connector draw:style-name="gr9" draw:text-style-name="P1" draw:layer="layout" svg:x1="4.607cm" svg:y1="7.5cm" svg:x2="1.327cm" svg:y2="5.154cm" svg:d="m4607 7500h-1640v-2346h-1640">
          <text:p/>
        </draw:connector>
        <draw:connector draw:style-name="gr9" draw:text-style-name="P1" draw:layer="layout" svg:x1="25.516cm" svg:y1="7.681cm" svg:x2="28.024cm" svg:y2="5.313cm" svg:d="m25516 7681h1254v-2368h1254">
          <text:p/>
        </draw:connector>
        <draw:line draw:style-name="gr9" draw:text-style-name="P1" draw:layer="layout" svg:x1="4.107cm" svg:y1="11.5cm" svg:x2="3.107cm" svg:y2="8cm">
          <text:p/>
        </draw:line>
        <draw:line draw:style-name="gr9" draw:text-style-name="P1" draw:layer="layout" svg:x1="11.107cm" svg:y1="2.5cm" svg:x2="13.607cm" svg:y2="6cm">
          <text:p/>
        </draw:line>
        <draw:line draw:style-name="gr9" draw:text-style-name="P1" draw:layer="layout" svg:x1="19cm" svg:y1="11cm" svg:x2="20.5cm" svg:y2="8cm">
          <text:p/>
        </draw:line>
        <draw:line draw:style-name="gr9" draw:text-style-name="P1" draw:layer="layout" svg:x1="24.607cm" svg:y1="2.5cm" svg:x2="26.5cm" svg:y2="5.5cm">
          <text:p/>
        </draw:line>
        <draw:frame draw:style-name="gr3" draw:text-style-name="P1" draw:layer="layout" svg:width="2.485cm" svg:height="2.5cm" svg:x="15.015cm" svg:y="5.5cm">
          <draw:image xlink:href="Pictures/10000201000001B6000001B66EAD3A91.png" xlink:type="simple" xlink:show="embed" xlink:actuate="onLoad">
            <text:p/>
          </draw:image>
        </draw:frame>
        <draw:frame draw:style-name="gr3" draw:text-style-name="P1" draw:layer="layout" svg:width="4.514cm" svg:height="4.514cm" svg:x="4.986cm" svg:y="3cm">
          <draw:image xlink:href="Pictures/10000201000000A0000000A00CFE48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el Noe</meta:initial-creator>
    <meta:creation-date>2010-09-19T19:53:02</meta:creation-date>
    <dc:date>2010-09-19T20:56:47</dc:date>
    <dc:creator>Marcel Noe</dc:creator>
    <meta:editing-duration>PT00H47M51S</meta:editing-duration>
    <meta:editing-cycles>10</meta:editing-cycles>
    <meta:generator>OpenOffice.org/3.2$Unix OpenOffice.org_project/320m12$Build-9483</meta:generator>
    <meta:document-statistic meta:object-count="19"/>
  </office:meta>
</office:document-meta>
</file>